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D00000325CFC876C8F89CF033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23.317cm" svg:height="13.202cm" svg:x="0.502cm" svg:y="0.499cm">
          <draw:image xlink:href="Pictures/100000010000058D00000325CFC876C8F89CF033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4.32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1-08T10:03:28.528990686</dc:date>
    <meta:editing-duration>PT19H2M16S</meta:editing-duration>
    <meta:editing-cycles>22</meta:editing-cycles>
    <meta:generator>LibreOffice/7.4.2.3$Linux_X86_64 LibreOffice_project/40$Build-3</meta:generator>
    <meta:document-statistic meta:object-count="1"/>
  </office:meta>
</office:document-meta>
</file>